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600000009B37279B41561055A.png" manifest:media-type="image/png"/>
  <manifest:file-entry manifest:full-path="Pictures/100002010000000A0000000A8CA45D700F094E60.png" manifest:media-type="image/png"/>
  <manifest:file-entry manifest:full-path="Pictures/100002010000000E0000000C61848843986D0411.png" manifest:media-type="image/png"/>
  <manifest:file-entry manifest:full-path="Pictures/100007C000000175000001473C00FD2344CAF111.svg" manifest:media-type="image/svg+xml"/>
  <manifest:file-entry manifest:full-path="Pictures/10000B160000011200000107DE6078F669937D84.svg" manifest:media-type="image/svg+xml"/>
  <manifest:file-entry manifest:full-path="Pictures/100002010000000A0000000A3D30EB0609AA0FDC.png" manifest:media-type="image/png"/>
  <manifest:file-entry manifest:full-path="Pictures/100005A4000000A2000000F2C7AC85EF37A40A77.svg" manifest:media-type="image/svg+xml"/>
  <manifest:file-entry manifest:full-path="Pictures/10000616000001020000010241D4008C3CCF161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draw:stroke="dash" draw:stroke-dash="Dot" svg:stroke-width="0.106cm" svg:stroke-color="#074aa2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svg:stroke-width="0.159cm" svg:stroke-color="#009d1a" draw:marker-start-width="0.438cm" draw:marker-end-width="0.438cm" draw:fill-color="#2eec4d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svg:stroke-width="0.106cm" svg:stroke-color="#009d1a" draw:marker-start-width="0.359cm" draw:marker-end-width="0.359cm" draw:fill-color="#2eec4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dash" draw:stroke-dash="Dot" svg:stroke-width="0.106cm" svg:stroke-color="#009d1a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159cm" svg:stroke-color="#c672cf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svg:stroke-color="#074aa2" draw:fill-color="#074aa2" draw:textarea-horizontal-align="justify" draw:textarea-vertical-align="middle" draw:auto-grow-height="false" fo:min-height="0.559cm" fo:min-width="0.309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c672cf" draw:fill-color="#c672cf" draw:textarea-horizontal-align="justify" draw:textarea-vertical-align="middle" draw:auto-grow-height="false" fo:min-height="0.559cm" fo:min-width="0.309cm"/>
    </style:style>
    <style:style style:name="gr9" style:family="graphic" style:parent-style-name="standard">
      <style:graphic-properties svg:stroke-width="0.159cm" svg:stroke-color="#ec2ed7" draw:marker-start-width="0.438cm" draw:marker-end-width="0.438cm" draw:fill-color="#c672cf" draw:textarea-vertical-align="middle" fo:padding-top="0.204cm" fo:padding-bottom="0.204cm" fo:padding-left="0.329cm" fo:padding-right="0.329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2eec4d"/>
      <style:paragraph-properties fo:text-align="center"/>
    </style:style>
    <style:style style:name="P3" style:family="paragraph">
      <loext:graphic-properties draw:fill-color="#074aa2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c672cf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0.922cm" svg:y1="13.335cm" svg:x2="16.002cm" svg:y2="17.526cm">
          <text:p/>
        </draw:line>
        <draw:polygon draw:style-name="gr2" draw:text-style-name="P2" draw:layer="layout" svg:width="5.211cm" svg:height="11.671cm" svg:x="3.021cm" svg:y="4.065cm" svg:viewBox="0 0 5212 11672" draw:points="4872,0 0,7265 5212,11672">
          <text:p/>
        </draw:polygon>
        <draw:polygon draw:style-name="gr3" draw:text-style-name="P2" draw:layer="layout" svg:width="6.004cm" svg:height="12.028cm" svg:x="7.893cm" svg:y="3.826cm" svg:viewBox="0 0 6005 12029" draw:points="340,12029 6005,6789 0,0">
          <text:p/>
        </draw:polygon>
        <draw:line draw:style-name="gr4" draw:text-style-name="P1" draw:layer="layout" svg:x1="2.794cm" svg:y1="11.21cm" svg:x2="13.784cm" svg:y2="10.734cm">
          <text:p/>
        </draw:line>
        <draw:line draw:style-name="gr5" draw:text-style-name="P1" draw:layer="layout" svg:x1="8.255cm" svg:y1="15.875cm" svg:x2="13.97cm" svg:y2="10.668cm">
          <text:p/>
        </draw:line>
        <draw:custom-shape draw:style-name="gr6" draw:text-style-name="P3" draw:layer="layout" svg:width="1.143cm" svg:height="1.143cm" svg:x="10.414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0.32cm" svg:y1="15.621cm" svg:x2="26.035cm" svg:y2="10.414cm">
          <text:p/>
        </draw:line>
        <draw:frame draw:style-name="gr7" draw:text-style-name="P4" draw:layer="layout" svg:width="1.417cm" svg:height="1.417cm" svg:x="10.013cm" svg:y="3.048cm">
          <draw:image xlink:href="Pictures/10000616000001020000010241D4008C3CCF161E.svg" xlink:type="simple" xlink:show="embed" xlink:actuate="onLoad" loext:mime-type="image/svg+xml">
            <text:p/>
          </draw:image>
          <draw:image xlink:href="Pictures/100002010000000A0000000A3D30EB0609AA0FDC.png" xlink:type="simple" xlink:show="embed" xlink:actuate="onLoad" loext:mime-type="image/png"/>
          <svg:title>TexMaths</svg:title>
          <svg:desc>14§display§\textcolor{white}{\mathcal{P}}§svg§600§TRUE§</svg:desc>
        </draw:frame>
        <draw:frame draw:style-name="gr7" draw:text-style-name="P4" draw:layer="layout" svg:width="1.909cm" svg:height="1.671cm" svg:x="25.781cm" svg:y="8.362cm">
          <draw:image xlink:href="Pictures/100007C000000175000001473C00FD2344CAF111.svg" xlink:type="simple" xlink:show="embed" xlink:actuate="onLoad" loext:mime-type="image/svg+xml">
            <text:p/>
          </draw:image>
          <draw:image xlink:href="Pictures/100002010000000E0000000C61848843986D0411.png" xlink:type="simple" xlink:show="embed" xlink:actuate="onLoad" loext:mime-type="image/png"/>
          <svg:title>TexMaths</svg:title>
          <svg:desc>14§display§\textcolor{white}{\mathcal{P}'}§svg§600§TRUE§</svg:desc>
        </draw:frame>
        <draw:frame draw:style-name="gr7" draw:text-style-name="P4" draw:layer="layout" svg:width="1.547cm" svg:height="1.487cm" svg:x="10.137cm" svg:y="14.261cm">
          <draw:image xlink:href="Pictures/10000B160000011200000107DE6078F669937D84.svg" xlink:type="simple" xlink:show="embed" xlink:actuate="onLoad" loext:mime-type="image/svg+xml">
            <text:p/>
          </draw:image>
          <draw:image xlink:href="Pictures/100002010000000A0000000A8CA45D700F094E60.png" xlink:type="simple" xlink:show="embed" xlink:actuate="onLoad" loext:mime-type="image/png"/>
          <svg:title>TexMaths</svg:title>
          <svg:desc>14§display§\textcolor{white}{c^*}§svg§600§TRUE§</svg:desc>
        </draw:frame>
        <draw:custom-shape draw:style-name="gr8" draw:text-style-name="P5" draw:layer="layout" svg:width="1.143cm" svg:height="1.143cm" svg:x="15.367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0.798cm" svg:height="1.195cm" svg:x="16.982cm" svg:y="17.474cm">
          <draw:image xlink:href="Pictures/100005A4000000A2000000F2C7AC85EF37A40A77.svg" xlink:type="simple" xlink:show="embed" xlink:actuate="onLoad" loext:mime-type="image/svg+xml">
            <text:p/>
          </draw:image>
          <draw:image xlink:href="Pictures/100002010000000600000009B37279B41561055A.png" xlink:type="simple" xlink:show="embed" xlink:actuate="onLoad" loext:mime-type="image/png"/>
          <svg:title>TexMaths</svg:title>
          <svg:desc>14§display§\textcolor{white}{0}§svg§600§TRUE§</svg:desc>
        </draw:frame>
        <draw:polygon draw:style-name="gr2" draw:text-style-name="P2" draw:layer="layout" svg:width="5.211cm" svg:height="11.671cm" svg:x="2.767cm" svg:y="24.004cm" svg:viewBox="0 0 5212 11672" draw:points="4872,0 0,7265 5212,11672">
          <text:p/>
        </draw:polygon>
        <draw:polygon draw:style-name="gr9" draw:text-style-name="P5" draw:layer="layout" svg:width="5.896cm" svg:height="11.917cm" svg:x="7.747cm" svg:y="23.876cm" svg:viewBox="0 0 5897 11918" draw:points="232,11918 5897,6678 0,0">
          <text:p/>
        </draw:polygon>
        <draw:line draw:style-name="gr4" draw:text-style-name="P1" draw:layer="layout" svg:x1="2.54cm" svg:y1="31.149cm" svg:x2="13.53cm" svg:y2="30.673cm">
          <text:p/>
        </draw:line>
        <draw:line draw:style-name="gr5" draw:text-style-name="P1" draw:layer="layout" svg:x1="8.001cm" svg:y1="35.814cm" svg:x2="13.716cm" svg:y2="30.607cm">
          <text:p/>
        </draw:line>
        <draw:frame draw:style-name="gr7" draw:text-style-name="P4" draw:layer="layout" svg:width="1.417cm" svg:height="1.417cm" svg:x="3.302cm" svg:y="24.364cm">
          <draw:image xlink:href="Pictures/10000616000001020000010241D4008C3CCF161E.svg" xlink:type="simple" xlink:show="embed" xlink:actuate="onLoad" loext:mime-type="image/svg+xml">
            <text:p/>
          </draw:image>
          <draw:image xlink:href="Pictures/100002010000000A0000000A3D30EB0609AA0FDC.png" xlink:type="simple" xlink:show="embed" xlink:actuate="onLoad" loext:mime-type="image/png"/>
          <svg:title>TexMaths</svg:title>
          <svg:desc>14§display§\textcolor{white}{\mathcal{P}}§svg§600§TRUE§</svg:desc>
        </draw:frame>
        <draw:frame draw:style-name="gr7" draw:text-style-name="P4" draw:layer="layout" svg:width="1.547cm" svg:height="1.487cm" svg:x="8.509cm" svg:y="27.305cm">
          <draw:image xlink:href="Pictures/10000B160000011200000107DE6078F669937D84.svg" xlink:type="simple" xlink:show="embed" xlink:actuate="onLoad" loext:mime-type="image/svg+xml">
            <text:p/>
          </draw:image>
          <draw:image xlink:href="Pictures/100002010000000A0000000A8CA45D700F094E60.png" xlink:type="simple" xlink:show="embed" xlink:actuate="onLoad" loext:mime-type="image/png"/>
          <svg:title>TexMaths</svg:title>
          <svg:desc>14§display§\textcolor{white}{c^*}§svg§600§TRUE§</svg:desc>
        </draw:frame>
        <draw:frame draw:style-name="gr7" draw:text-style-name="P4" draw:layer="layout" svg:width="0.798cm" svg:height="1.195cm" svg:x="17.871cm" svg:y="29.92cm">
          <draw:image xlink:href="Pictures/100005A4000000A2000000F2C7AC85EF37A40A77.svg" xlink:type="simple" xlink:show="embed" xlink:actuate="onLoad" loext:mime-type="image/svg+xml">
            <text:p/>
          </draw:image>
          <draw:image xlink:href="Pictures/100002010000000600000009B37279B41561055A.png" xlink:type="simple" xlink:show="embed" xlink:actuate="onLoad" loext:mime-type="image/png"/>
          <svg:title>TexMaths</svg:title>
          <svg:desc>14§display§\textcolor{white}{0}§svg§600§TRUE§</svg:desc>
        </draw:frame>
        <draw:line draw:style-name="gr1" draw:text-style-name="P1" draw:layer="layout" svg:x1="9.779cm" svg:y1="29.845cm" svg:x2="16.637cm" svg:y2="29.718cm">
          <text:p/>
        </draw:line>
        <draw:custom-shape draw:style-name="gr6" draw:text-style-name="P3" draw:layer="layout" svg:width="1.143cm" svg:height="1.143cm" svg:x="9.144cm" svg:y="29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143cm" svg:height="1.143cm" svg:x="16.256cm" svg:y="29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9" draw:text-style-name="P5" draw:layer="layout" svg:width="5.896cm" svg:height="11.917cm" svg:x="21.463cm" svg:y="24.13cm" svg:viewBox="0 0 5897 11918" draw:points="232,11918 5897,6678 0,0">
          <text:p/>
        </draw:polygon>
        <draw:line draw:style-name="gr5" draw:text-style-name="P1" draw:layer="layout" svg:x1="21.717cm" svg:y1="36.068cm" svg:x2="27.432cm" svg:y2="30.861cm">
          <text:p/>
        </draw:line>
        <draw:frame draw:style-name="gr7" draw:text-style-name="P4" draw:layer="layout" svg:width="1.909cm" svg:height="1.671cm" svg:x="24.511cm" svg:y="24.511cm">
          <draw:image xlink:href="Pictures/100007C000000175000001473C00FD2344CAF111.svg" xlink:type="simple" xlink:show="embed" xlink:actuate="onLoad" loext:mime-type="image/svg+xml">
            <text:p/>
          </draw:image>
          <draw:image xlink:href="Pictures/100002010000000E0000000C61848843986D0411.png" xlink:type="simple" xlink:show="embed" xlink:actuate="onLoad" loext:mime-type="image/png"/>
          <svg:title>TexMaths</svg:title>
          <svg:desc>14§display§\textcolor{white}{\mathcal{P}'}§svg§600§TRUE§</svg:desc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48cm" fo:page-height="40.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7T23:36:13.924662502</dc:date>
    <meta:editing-duration>PT9H23M45S</meta:editing-duration>
    <meta:editing-cycles>30</meta:editing-cycles>
    <meta:generator>LibreOffice/6.4.7.2$Linux_X86_64 LibreOffice_project/40$Build-2</meta:generator>
    <meta:document-statistic meta:object-count="25"/>
  </office:meta>
</office:document-meta>
</file>